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Hyperlink" style:family="text">
      <style:text-properties style:use-window-font-color="true"/>
    </style:style>
    <style:style style:name="T7" style:parent-style-name="Hyperlink" style:family="text">
      <style:text-properties style:use-window-font-color="true"/>
    </style:style>
    <style:style style:name="T8" style:parent-style-name="Hyperlink" style:family="text">
      <style:text-properties style:use-window-font-color="true"/>
    </style:style>
    <style:style style:name="T9" style:parent-style-name="Hyperlink" style:family="text">
      <style:text-properties style:use-window-font-color="true"/>
    </style:style>
    <style:style style:name="T10" style:parent-style-name="Hyperlink" style:family="text">
      <style:text-properties style:use-window-font-color="true"/>
    </style:style>
    <style:style style:name="T11" style:parent-style-name="Hyperlink" style:family="text">
      <style:text-properties style:use-window-font-color="true"/>
    </style:style>
    <style:style style:name="T12" style:parent-style-name="Hyperlink" style:family="text">
      <style:text-properties style:use-window-font-color="true"/>
    </style:style>
    <style:style style:name="T13" style:parent-style-name="Hyperlink" style:family="text">
      <style:text-properties style:use-window-font-color="true"/>
    </style:style>
    <style:style style:name="T14" style:parent-style-name="Hyperlink" style:family="text">
      <style:text-properties style:use-window-font-color="true"/>
    </style:style>
    <style:style style:name="T15" style:parent-style-name="Hyperlink" style:family="text">
      <style:text-properties style:use-window-font-color="true"/>
    </style:style>
    <style:style style:name="T16" style:parent-style-name="Hyperlink" style:family="text">
      <style:text-properties style:use-window-font-color="true"/>
    </style:style>
    <style:style style:name="T17" style:parent-style-name="Hyperlink" style:family="text">
      <style:text-properties style:use-window-font-color="true" style:text-position="super 66.6%"/>
    </style:style>
    <style:style style:name="T18" style:parent-style-name="Hyperlink" style:family="text">
      <style:text-properties style:use-window-font-color="true"/>
    </style:style>
    <style:style style:name="T19" style:parent-style-name="Hyperlink" style:family="text">
      <style:text-properties style:use-window-font-color="true"/>
    </style:style>
    <style:style style:name="T20" style:parent-style-name="Hyperlink" style:family="text">
      <style:text-properties style:use-window-font-color="true"/>
    </style:style>
  </office:automatic-styles>
  <office:body>
    <office:text text:use-soft-page-breaks="true">
      <text:p text:style-name="P1"><text:s text:c="31"/><text:bookmark-start text:name="_GoBack"/><text:bookmark-end text:name="_GoBack"/><text:s/>Team Foundation Server</text:p>
      <text:p text:style-name="P2"/>
      <text:p text:style-name="P3"/>
      <text:p text:style-name="Standard"><text:span text:style-name="T4">Team Foundation Server</text:span><text:s/>(commonly abbreviated to<text:s/><text:span text:style-name="T5">TFS</text:span>) is a<text:s/><text:a office:title="Microsoft" xlink:href="https://en.wikipedia.org/wiki/Microsoft" office:target-frame-name="_top" xlink:show="replace"><text:span text:style-name="T6">Microsoft</text:span></text:a><text:s/>product that provides<text:s/><text:a office:title="Revision control" xlink:href="https://en.wikipedia.org/wiki/Revision_control" office:target-frame-name="_top" xlink:show="replace"><text:span text:style-name="T7">source code management</text:span></text:a><text:s/>(either with Team Foundation Version Control<text:s/>or<text:s/><text:a office:title="Git (software)" xlink:href="https://en.wikipedia.org/wiki/Git_(software)" office:target-frame-name="_top" xlink:show="replace"><text:span text:style-name="T8">Git</text:span></text:a>), reporting,<text:s/><text:a office:title="Requirements management" xlink:href="https://en.wikipedia.org/wiki/Requirements_management" office:target-frame-name="_top" xlink:show="replace"><text:span text:style-name="T9">requirements management</text:span></text:a>,<text:s/><text:a office:title="Project management" xlink:href="https://en.wikipedia.org/wiki/Project_management" office:target-frame-name="_top" xlink:show="replace"><text:span text:style-name="T10">project management</text:span></text:a><text:s/>(for both<text:s/><text:a office:title="Agile software development" xlink:href="https://en.wikipedia.org/wiki/Agile_software_development" office:target-frame-name="_top" xlink:show="replace"><text:span text:style-name="T11">agile software development</text:span></text:a><text:s/>and<text:s/><text:a office:title="Waterfall model" xlink:href="https://en.wikipedia.org/wiki/Waterfall_model" office:target-frame-name="_top" xlink:show="replace"><text:span text:style-name="T12">waterfall teams</text:span></text:a>), automated builds, lab management,<text:s/><text:a office:title="Software testing" xlink:href="https://en.wikipedia.org/wiki/Software_testing" office:target-frame-name="_top" xlink:show="replace"><text:span text:style-name="T13">testing</text:span></text:a><text:s/>and<text:s/><text:a office:title="Release management" xlink:href="https://en.wikipedia.org/wiki/Release_management" office:target-frame-name="_top" xlink:show="replace"><text:span text:style-name="T14">release management</text:span></text:a><text:s/>capabilities. It covers the entire<text:s/><text:a office:title="Application Lifecycle Management" xlink:href="https://en.wikipedia.org/wiki/Application_Lifecycle_Management" office:target-frame-name="_top" xlink:show="replace"><text:span text:style-name="T15">application lifecycle</text:span></text:a>, and enables<text:s/><text:a office:title="DevOps" xlink:href="https://en.wikipedia.org/wiki/DevOps" office:target-frame-name="_top" xlink:show="replace"><text:span text:style-name="T16">DevOps</text:span></text:a><text:s/>capabilities.<text:a xlink:href="https://en.wikipedia.org/wiki/Team_Foundation_Server#cite_note-1" office:target-frame-name="_top" xlink:show="replace"><text:span text:style-name="T17">[1]</text:span></text:a><text:s/>TFS can be used as a back-end to numerous<text:s/><text:a office:title="Integrated development environment" xlink:href="https://en.wikipedia.org/wiki/Integrated_development_environment" office:target-frame-name="_top" xlink:show="replace"><text:span text:style-name="T18">integrated development environments</text:span></text:a><text:s/>(IDEs) but is tailored for<text:s/><text:a office:title="Microsoft Visual Studio" xlink:href="https://en.wikipedia.org/wiki/Microsoft_Visual_Studio" office:target-frame-name="_top" xlink:show="replace"><text:span text:style-name="T19">Microsoft Visual Studio</text:span></text:a><text:s/>and<text:s/><text:a office:title="Eclipse (software)" xlink:href="https://en.wikipedia.org/wiki/Eclipse_(software)" office:target-frame-name="_top" xlink:show="replace"><text:span text:style-name="T20">Eclipse</text:span></text:a><text:s/>on all platform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mukki</dc:creator>
    <meta:creation-date>2009-04-16T11:32:00Z</meta:creation-date>
    <dc:date>2017-12-22T06:56:00Z</dc:date>
    <meta:template xlink:href="Normal" xlink:type="simple"/>
    <meta:editing-cycles>5</meta:editing-cycles>
    <meta:editing-duration>PT6180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02" meta:character-count="2026" meta:row-count="14" meta:non-whitespace-character-count="1728"/>
  </office:meta>
</office:document-meta>
</file>